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ní" style:master-page-name="MP0" style:family="paragraph">
      <style:paragraph-properties fo:break-before="page"/>
      <style:text-properties fo:language="cs" fo:country="CZ"/>
    </style:style>
    <style:style style:name="P2" style:parent-style-name="Normální" style:family="paragraph">
      <style:text-properties fo:language="cs" fo:country="CZ"/>
    </style:style>
    <style:style style:name="P3" style:parent-style-name="Normální" style:family="paragraph">
      <style:text-properties fo:language="cs" fo:country="CZ"/>
    </style:style>
    <style:style style:name="P4" style:parent-style-name="Normální" style:family="paragraph">
      <style:text-properties fo:language="cs" fo:country="CZ"/>
    </style:style>
    <style:style style:name="P5" style:parent-style-name="Normální" style:family="paragraph">
      <style:text-properties fo:language="cs" fo:country="CZ"/>
    </style:style>
    <style:style style:name="P6" style:parent-style-name="Normální" style:family="paragraph">
      <style:text-properties fo:language="cs" fo:country="CZ"/>
    </style:style>
    <style:style style:name="P7" style:parent-style-name="Normální" style:family="paragraph">
      <style:text-properties fo:language="cs" fo:country="CZ"/>
    </style:style>
    <style:style style:name="P8" style:parent-style-name="Normální" style:family="paragraph">
      <style:text-properties fo:language="cs" fo:country="CZ"/>
    </style:style>
    <style:style style:name="P9" style:parent-style-name="Normální" style:family="paragraph">
      <style:text-properties fo:language="cs" fo:country="CZ"/>
    </style:style>
    <style:style style:name="P10" style:parent-style-name="Normální" style:family="paragraph">
      <style:text-properties fo:language="cs" fo:country="CZ"/>
    </style:style>
    <style:style style:name="P11" style:parent-style-name="Normální" style:family="paragraph">
      <style:text-properties fo:language="cs" fo:country="CZ"/>
    </style:style>
    <style:style style:name="P12" style:parent-style-name="Normální" style:family="paragraph">
      <style:text-properties fo:language="cs" fo:country="CZ"/>
    </style:style>
    <style:style style:name="P13" style:parent-style-name="Normální" style:family="paragraph">
      <style:text-properties fo:language="cs" fo:country="CZ"/>
    </style:style>
    <style:style style:name="P14" style:parent-style-name="Normální" style:family="paragraph">
      <style:text-properties fo:language="cs" fo:country="CZ"/>
    </style:style>
    <style:style style:name="P15" style:parent-style-name="Normální" style:family="paragraph">
      <style:text-properties fo:font-weight="bold" style:font-weight-asian="bold" style:font-weight-complex="bold" fo:language="cs" fo:country="CZ"/>
    </style:style>
    <style:style style:name="P16" style:parent-style-name="Normální" style:family="paragraph">
      <style:text-properties fo:language="cs" fo:country="CZ"/>
    </style:style>
    <style:style style:name="T17" style:parent-style-name="Standardnípísmoodstavce" style:family="text">
      <style:text-properties fo:language="cs" fo:country="CZ"/>
    </style:style>
    <style:style style:name="T18" style:parent-style-name="Standardnípísmoodstavce" style:family="text">
      <style:text-properties fo:language="cs" fo:country="CZ"/>
    </style:style>
    <style:style style:name="T19" style:parent-style-name="Hypertextovýodkaz" style:family="text">
      <style:text-properties style:font-name-complex="Calibri" style:use-window-font-color="true" fo:font-size="10.5pt" style:font-size-asian="10.5pt" style:font-size-complex="10.5pt" fo:background-color="#FFFFFF" style:text-underline-type="none"/>
    </style:style>
    <style:style style:name="T20" style:parent-style-name="Standardnípísmoodstavce" style:family="text">
      <style:text-properties style:font-name-complex="Calibri"/>
    </style:style>
    <style:style style:name="T21" style:parent-style-name="Standardnípísmoodstavce" style:family="text">
      <style:text-properties style:font-name-complex="Calibri"/>
    </style:style>
    <style:style style:name="T22" style:parent-style-name="Standardnípísmoodstavce" style:family="text">
      <style:text-properties style:font-name-complex="Calibri"/>
    </style:style>
    <style:style style:name="P23" style:parent-style-name="Normální" style:family="paragraph">
      <style:text-properties style:font-name-complex="Calibri"/>
    </style:style>
    <style:style style:name="P24" style:parent-style-name="Normální" style:family="paragraph">
      <style:text-properties style:font-name-complex="Calibri"/>
    </style:style>
    <style:style style:name="P25" style:parent-style-name="Normální" style:family="paragraph">
      <style:text-properties style:font-name-complex="Calibri"/>
    </style:style>
    <style:style style:name="P26" style:parent-style-name="Normální" style:family="paragraph">
      <style:text-properties style:font-name-complex="Calibri"/>
    </style:style>
    <style:style style:name="P27" style:parent-style-name="Normální" style:family="paragraph">
      <style:text-properties style:font-name-complex="Calibri"/>
    </style:style>
    <style:style style:name="P28" style:parent-style-name="Normální" style:family="paragraph">
      <style:text-properties style:font-name-complex="Calibri"/>
    </style:style>
    <style:style style:name="P29" style:parent-style-name="Normální" style:family="paragraph">
      <style:text-properties style:font-name-complex="Calibri"/>
    </style:style>
    <style:style style:name="P30" style:parent-style-name="Normální" style:family="paragraph">
      <style:text-properties style:font-name-complex="Calibri"/>
    </style:style>
    <style:style style:name="P31" style:parent-style-name="Normální" style:family="paragraph">
      <style:text-properties style:font-name-complex="Calibri" fo:font-weight="bold" style:font-weight-asian="bold" style:font-weight-complex="bold"/>
    </style:style>
    <style:style style:name="P32" style:parent-style-name="Normální" style:family="paragraph">
      <style:text-properties style:font-name-complex="Calibri" fo:font-weight="bold" style:font-weight-asian="bold" style:font-weight-complex="bold"/>
    </style:style>
    <style:style style:name="T33" style:parent-style-name="Standardnípísmoodstavce" style:family="text">
      <style:text-properties style:font-name-complex="Calibri"/>
    </style:style>
    <style:style style:name="T34" style:parent-style-name="Hypertextovýodkaz" style:family="text">
      <style:text-properties style:font-name-complex="Calibri" style:use-window-font-color="true" fo:font-size="10.5pt" style:font-size-asian="10.5pt" style:font-size-complex="10.5pt" fo:background-color="#FFFFFF" style:text-underline-type="none"/>
    </style:style>
    <style:style style:name="T35" style:parent-style-name="Standardnípísmoodstavce" style:family="text">
      <style:text-properties style:font-name-complex="Calibri"/>
    </style:style>
    <style:style style:name="T36" style:parent-style-name="Standardnípísmoodstavce" style:family="text">
      <style:text-properties style:font-name-complex="Calibri"/>
    </style:style>
    <style:style style:name="T37" style:parent-style-name="Standardnípísmoodstavce" style:family="text">
      <style:text-properties style:font-name-complex="Calibri"/>
    </style:style>
    <style:style style:name="T38" style:parent-style-name="Standardnípísmoodstavce" style:family="text">
      <style:text-properties style:font-name-complex="Calibri"/>
    </style:style>
    <style:style style:name="T39" style:parent-style-name="Standardnípísmoodstavce" style:family="text">
      <style:text-properties style:font-name-complex="Calibri"/>
    </style:style>
    <style:style style:name="T40" style:parent-style-name="Standardnípísmoodstavce" style:family="text">
      <style:text-properties style:font-name-complex="Calibri" fo:color="#333333" fo:background-color="#FFFFFF"/>
    </style:style>
    <style:style style:name="T41" style:parent-style-name="Standardnípísmoodstavce" style:family="text">
      <style:text-properties style:font-name-complex="Calibri" fo:color="#333333" fo:background-color="#FFFFFF"/>
    </style:style>
    <style:style style:name="T42" style:parent-style-name="Standardnípísmoodstavce" style:family="text">
      <style:text-properties style:font-name-complex="Calibri" fo:color="#333333" fo:background-color="#FFFFFF"/>
    </style:style>
    <style:style style:name="P43" style:parent-style-name="Normální" style:family="paragraph">
      <style:text-properties style:font-name-complex="Calibri" fo:color="#333333" fo:background-color="#FFFFFF"/>
    </style:style>
    <style:style style:name="P44" style:parent-style-name="Normální" style:family="paragraph">
      <style:text-properties style:font-name-complex="Calibri" fo:color="#333333" fo:background-color="#FFFFFF"/>
    </style:style>
    <style:style style:name="P45" style:parent-style-name="Normální" style:family="paragraph">
      <style:text-properties style:font-name-complex="Calibri" fo:color="#333333" fo:background-color="#FFFFFF"/>
    </style:style>
    <style:style style:name="T46" style:parent-style-name="Standardnípísmoodstavce" style:family="text">
      <style:text-properties style:font-name-complex="Calibri" fo:color="#333333" fo:background-color="#FFFFFF"/>
    </style:style>
    <style:style style:name="T47" style:parent-style-name="Standardnípísmoodstavce" style:family="text">
      <style:text-properties style:font-name-complex="Calibri" fo:color="#333333" fo:background-color="#FFFFFF"/>
    </style:style>
    <style:style style:name="T48" style:parent-style-name="Hypertextovýodkaz" style:family="text">
      <style:text-properties style:font-name-complex="Calibri" style:use-window-font-color="true" fo:font-size="10.5pt" style:font-size-asian="10.5pt" style:font-size-complex="10.5pt" fo:background-color="#FFFFFF" style:text-underline-type="none"/>
    </style:style>
    <style:style style:name="T49" style:parent-style-name="Standardnípísmoodstavce" style:family="text">
      <style:text-properties style:font-name-complex="Calibri"/>
    </style:style>
    <style:style style:name="T50" style:parent-style-name="Standardnípísmoodstavce" style:family="text">
      <style:text-properties style:font-name-complex="Calibri"/>
    </style:style>
    <style:style style:name="T51" style:parent-style-name="Standardnípísmoodstavce" style:family="text">
      <style:text-properties style:font-name-complex="Calibri"/>
    </style:style>
    <style:style style:name="T52" style:parent-style-name="Standardnípísmoodstavce" style:family="text">
      <style:text-properties style:font-name-complex="Calibri"/>
    </style:style>
    <style:style style:name="T53" style:parent-style-name="Standardnípísmoodstavce" style:family="text">
      <style:text-properties style:font-name-complex="Calibri"/>
    </style:style>
    <style:style style:name="T54" style:parent-style-name="Standardnípísmoodstavce" style:family="text">
      <style:text-properties style:font-name-complex="Calibri"/>
    </style:style>
    <style:style style:name="P55" style:parent-style-name="Normální" style:family="paragraph">
      <style:text-properties style:font-name-complex="Calibri"/>
    </style:style>
    <style:style style:name="P56" style:parent-style-name="Normální" style:family="paragraph">
      <style:text-properties style:font-name-complex="Calibri"/>
    </style:style>
    <style:style style:name="P57" style:parent-style-name="Normální" style:family="paragraph">
      <style:text-properties style:font-name-complex="Calibri" fo:font-weight="bold" style:font-weight-asian="bold" style:font-weight-complex="bold"/>
    </style:style>
    <style:style style:name="P58" style:parent-style-name="Normální" style:family="paragraph">
      <style:text-properties style:font-name-complex="Calibri"/>
    </style:style>
    <style:style style:name="P59" style:parent-style-name="Normální" style:family="paragraph">
      <style:text-properties style:font-name-complex="Calibri"/>
    </style:style>
    <style:style style:name="P60" style:parent-style-name="Normální" style:family="paragraph">
      <style:text-properties style:font-name-complex="Calibri"/>
    </style:style>
    <style:style style:name="P61" style:parent-style-name="Normální" style:family="paragraph">
      <style:text-properties style:font-name-complex="Calibri"/>
    </style:style>
    <style:style style:name="P62" style:parent-style-name="Normální" style:family="paragraph">
      <style:text-properties style:font-name-complex="Calibri"/>
    </style:style>
    <style:style style:name="P63" style:parent-style-name="Normální" style:family="paragraph">
      <style:text-properties style:font-name-complex="Calibri"/>
    </style:style>
    <style:style style:name="P64" style:parent-style-name="Normální" style:family="paragraph">
      <style:text-properties style:font-name-complex="Calibri"/>
    </style:style>
    <style:style style:name="P65" style:parent-style-name="Normální" style:family="paragraph">
      <style:text-properties style:font-name-complex="Calibri" fo:font-weight="bold" style:font-weight-asian="bold" style:font-weight-complex="bold"/>
    </style:style>
    <style:style style:name="P66" style:parent-style-name="Normální" style:family="paragraph">
      <style:text-properties style:font-name-complex="Calibri"/>
    </style:style>
    <style:style style:name="P67" style:parent-style-name="Normální" style:family="paragraph">
      <style:text-properties style:font-name-complex="Calibri" fo:color="#333333" fo:background-color="#FFFFFF"/>
    </style:style>
    <style:style style:name="P68" style:parent-style-name="Normální" style:family="paragraph">
      <style:text-properties style:font-name-complex="Calibri" fo:color="#333333" fo:background-color="#FFFFFF"/>
    </style:style>
    <style:style style:name="P69" style:parent-style-name="Normální" style:family="paragraph">
      <style:text-properties style:font-name-complex="Calibri" fo:color="#333333" fo:background-color="#FFFFFF"/>
    </style:style>
    <style:style style:name="P70" style:parent-style-name="Normální" style:family="paragraph">
      <style:text-properties style:font-name-complex="Calibri" fo:color="#333333" fo:background-color="#FFFFFF"/>
    </style:style>
    <style:style style:name="P71" style:parent-style-name="Normální" style:family="paragraph">
      <style:text-properties style:font-name-complex="Calibri" fo:font-weight="bold" style:font-weight-asian="bold" style:font-weight-complex="bold" fo:color="#333333" fo:background-color="#FFFFFF"/>
    </style:style>
    <style:style style:name="P72" style:parent-style-name="Normální" style:family="paragraph">
      <style:text-properties style:font-name-complex="Calibri" fo:font-weight="bold" style:font-weight-asian="bold" style:font-weight-complex="bold" fo:color="#333333" fo:background-color="#FFFFFF"/>
    </style:style>
    <style:style style:name="P73" style:parent-style-name="Normální" style:family="paragraph">
      <style:text-properties style:font-name-complex="Calibri" fo:font-weight="bold" style:font-weight-asian="bold" style:font-weight-complex="bold" fo:color="#333333" fo:background-color="#FFFFFF"/>
    </style:style>
    <style:style style:name="P74" style:parent-style-name="Normální" style:family="paragraph">
      <style:text-properties style:font-name-complex="Calibri" fo:font-weight="bold" style:font-weight-asian="bold" style:font-weight-complex="bold" fo:color="#333333" fo:background-color="#FFFFFF"/>
    </style:style>
    <style:style style:name="P75" style:parent-style-name="Normální" style:family="paragraph">
      <style:text-properties style:font-name-complex="Calibri" fo:color="#333333" fo:background-color="#FFFFFF"/>
    </style:style>
    <style:style style:name="P76" style:parent-style-name="Normální" style:family="paragraph">
      <style:text-properties style:font-name-complex="Calibri" fo:color="#333333" fo:background-color="#FFFFFF"/>
    </style:style>
    <style:style style:name="P77" style:parent-style-name="Normální" style:family="paragraph">
      <style:text-properties style:font-name-complex="Calibri" fo:color="#333333" fo:background-color="#FFFFFF"/>
    </style:style>
    <style:style style:name="P78" style:parent-style-name="Normální" style:family="paragraph">
      <style:text-properties style:font-name-complex="Calibri" fo:color="#333333" fo:background-color="#FFFFFF"/>
    </style:style>
    <style:style style:name="P79" style:parent-style-name="Normální" style:family="paragraph">
      <style:text-properties style:font-name-complex="Calibri" fo:color="#333333" fo:background-color="#FFFFFF"/>
    </style:style>
    <style:style style:name="P80" style:parent-style-name="Normální" style:family="paragraph">
      <style:text-properties style:font-name-complex="Calibri" fo:color="#333333" fo:background-color="#FFFFFF"/>
    </style:style>
    <style:style style:name="P81" style:parent-style-name="Normální" style:family="paragraph">
      <style:text-properties style:font-name-complex="Calibri" fo:color="#333333" fo:background-color="#FFFFFF"/>
    </style:style>
    <style:style style:name="P82" style:parent-style-name="Normální" style:family="paragraph">
      <style:text-properties style:font-name-complex="Calibri" fo:color="#333333" fo:background-color="#FFFFFF"/>
    </style:style>
    <style:style style:name="P83" style:parent-style-name="Normální" style:family="paragraph">
      <style:text-properties style:font-name-complex="Calibri" fo:font-weight="bold" style:font-weight-asian="bold" style:font-weight-complex="bold" fo:background-color="#FFFFFF"/>
    </style:style>
    <style:style style:name="P84" style:parent-style-name="Normální" style:family="paragraph">
      <style:text-properties style:font-name-complex="Calibri" fo:color="#333333" fo:background-color="#FFFFFF"/>
    </style:style>
    <style:style style:name="P85" style:parent-style-name="Normální" style:family="paragraph">
      <style:text-properties style:font-name-complex="Calibri" fo:color="#333333" fo:background-color="#FFFFFF"/>
    </style:style>
    <style:style style:name="P86" style:parent-style-name="Normální" style:family="paragraph">
      <style:text-properties style:font-name-complex="Calibri" fo:color="#333333" fo:background-color="#FFFFFF"/>
    </style:style>
    <style:style style:name="P87" style:parent-style-name="Normální" style:family="paragraph">
      <style:text-properties style:font-name-complex="Calibri" fo:color="#333333" fo:background-color="#FFFFFF"/>
    </style:style>
    <style:style style:name="P88" style:parent-style-name="Normální" style:family="paragraph">
      <style:text-properties style:font-name-complex="Calibri" fo:color="#333333" fo:background-color="#FFFFFF"/>
    </style:style>
    <style:style style:name="P89" style:parent-style-name="Normální" style:family="paragraph">
      <style:text-properties style:font-name-complex="Calibri" fo:font-weight="bold" style:font-weight-asian="bold" style:font-weight-complex="bold" fo:color="#333333" fo:background-color="#FFFFFF"/>
    </style:style>
    <style:style style:name="P90" style:parent-style-name="Normální" style:family="paragraph">
      <style:text-properties style:font-name-complex="Calibri" fo:font-weight="bold" style:font-weight-asian="bold" style:font-weight-complex="bold" fo:color="#333333" fo:background-color="#FFFFFF"/>
    </style:style>
    <style:style style:name="P91" style:parent-style-name="Normální" style:family="paragraph">
      <style:text-properties style:font-name-complex="Calibri" fo:color="#333333" fo:background-color="#FFFFFF"/>
    </style:style>
    <style:style style:name="P92" style:parent-style-name="Normální" style:family="paragraph">
      <style:text-properties style:font-name-complex="Calibri" fo:color="#333333" fo:background-color="#FFFFFF"/>
    </style:style>
    <style:style style:name="P93" style:parent-style-name="Normální" style:family="paragraph">
      <style:text-properties style:font-name-complex="Calibri" fo:color="#333333" fo:background-color="#FFFFFF"/>
    </style:style>
    <style:style style:name="P94" style:parent-style-name="Normální" style:family="paragraph">
      <style:text-properties style:font-name-complex="Calibri" fo:color="#333333" fo:background-color="#FFFFFF"/>
    </style:style>
    <style:style style:name="T95" style:parent-style-name="Standardnípísmoodstavce" style:family="text">
      <style:text-properties style:font-name-complex="Calibri" fo:color="#333333" fo:background-color="#FFFFFF"/>
    </style:style>
    <style:style style:name="T96" style:parent-style-name="Standardnípísmoodstavce" style:family="text">
      <style:text-properties style:font-name-complex="Calibri" fo:color="#333333" fo:background-color="#FFFFFF"/>
    </style:style>
    <style:style style:name="T97" style:parent-style-name="Standardnípísmoodstavce" style:family="text">
      <style:text-properties style:font-name-complex="Calibri" fo:color="#333333" fo:background-color="#FFFFFF"/>
    </style:style>
    <style:style style:name="T98" style:parent-style-name="Standardnípísmoodstavce" style:family="text">
      <style:text-properties style:font-name-complex="Calibri" fo:color="#333333" style:text-position="super 63.6%" fo:background-color="#FFFFFF"/>
    </style:style>
    <style:style style:name="T99" style:parent-style-name="Standardnípísmoodstavce" style:family="text">
      <style:text-properties style:font-name-complex="Calibri" fo:color="#333333" fo:background-color="#FFFFFF"/>
    </style:style>
    <style:style style:name="P100" style:parent-style-name="Normální" style:family="paragraph">
      <style:text-properties style:font-name-complex="Calibri" fo:color="#333333" fo:background-color="#FFFFFF"/>
    </style:style>
    <style:style style:name="P101" style:parent-style-name="Normální" style:family="paragraph">
      <style:text-properties style:font-name-complex="Calibri" fo:color="#333333" fo:background-color="#FFFFFF"/>
    </style:style>
    <style:style style:name="P102" style:parent-style-name="Normální" style:family="paragraph">
      <style:text-properties style:font-name-complex="Calibri" fo:color="#333333" fo:background-color="#FFFFFF"/>
    </style:style>
    <style:style style:name="P103" style:parent-style-name="Normální" style:family="paragraph">
      <style:text-properties style:font-name-complex="Calibri" fo:color="#333333" fo:background-color="#FFFFFF"/>
    </style:style>
    <style:style style:name="P104" style:parent-style-name="Normální" style:family="paragraph">
      <style:text-properties style:font-name-complex="Calibri" fo:font-weight="bold" style:font-weight-asian="bold" style:font-weight-complex="bold" fo:color="#333333" fo:background-color="#FFFFFF"/>
    </style:style>
    <style:style style:name="P105" style:parent-style-name="Normální" style:family="paragraph">
      <style:text-properties style:font-name-complex="Calibri" fo:font-weight="bold" style:font-weight-asian="bold" style:font-weight-complex="bold" fo:color="#333333" fo:background-color="#FFFFFF"/>
    </style:style>
    <style:style style:name="P106" style:parent-style-name="Normální" style:family="paragraph">
      <style:text-properties style:font-name-complex="Calibri" fo:font-weight="bold" style:font-weight-asian="bold" style:font-weight-complex="bold" fo:color="#333333" fo:background-color="#FFFFFF"/>
    </style:style>
    <style:style style:name="P107" style:parent-style-name="Normální" style:family="paragraph">
      <style:text-properties style:font-name-complex="Calibri" fo:font-weight="bold" style:font-weight-asian="bold" style:font-weight-complex="bold" fo:color="#333333" fo:background-color="#FFFFFF"/>
    </style:style>
    <style:style style:name="P108" style:parent-style-name="Normální" style:family="paragraph">
      <style:text-properties style:font-name-complex="Calibri" fo:font-weight="bold" style:font-weight-asian="bold" style:font-weight-complex="bold" fo:color="#333333" fo:background-color="#FFFFFF"/>
    </style:style>
    <style:style style:name="P109" style:parent-style-name="Normální" style:family="paragraph">
      <style:text-properties style:font-name-complex="Calibri" fo:font-weight="bold" style:font-weight-asian="bold" style:font-weight-complex="bold" fo:color="#333333" fo:background-color="#FFFFFF"/>
    </style:style>
    <style:style style:name="P110" style:parent-style-name="Normální" style:family="paragraph">
      <style:text-properties style:font-name-complex="Calibri" fo:color="#333333" fo:background-color="#FFFFFF"/>
    </style:style>
    <style:style style:name="P111" style:parent-style-name="Normální" style:family="paragraph">
      <style:text-properties style:font-name-complex="Calibri" fo:color="#333333" fo:background-color="#FFFFFF"/>
    </style:style>
    <style:style style:name="P112" style:parent-style-name="Normální" style:family="paragraph">
      <style:text-properties style:font-name-complex="Calibri" fo:color="#333333" fo:background-color="#FFFFFF"/>
    </style:style>
    <style:style style:name="P113" style:parent-style-name="Normální" style:family="paragraph">
      <style:text-properties style:font-name-complex="Calibri" fo:color="#333333" fo:background-color="#FFFFFF"/>
    </style:style>
    <style:style style:name="P114" style:parent-style-name="Normální" style:family="paragraph">
      <style:text-properties style:font-name-complex="Calibri" fo:color="#333333" fo:background-color="#FFFFFF"/>
    </style:style>
    <style:style style:name="P115" style:parent-style-name="Normální" style:family="paragraph">
      <style:text-properties style:font-name-complex="Calibri" fo:color="#333333" fo:background-color="#FFFFFF"/>
    </style:style>
    <style:style style:name="P116" style:parent-style-name="Normální" style:family="paragraph">
      <style:text-properties style:font-name-complex="Calibri" fo:color="#333333" fo:background-color="#FFFFFF"/>
    </style:style>
    <style:style style:name="P117" style:parent-style-name="Normální" style:family="paragraph">
      <style:text-properties style:font-name-complex="Calibri" fo:color="#333333" fo:background-color="#FFFFFF"/>
    </style:style>
    <style:style style:name="P118" style:parent-style-name="Normální" style:family="paragraph">
      <style:text-properties style:font-name-complex="Calibri" fo:color="#333333" fo:background-color="#FFFFFF"/>
    </style:style>
    <style:style style:name="P119" style:parent-style-name="Normální" style:family="paragraph">
      <style:text-properties style:font-name-complex="Calibri" fo:color="#333333" fo:background-color="#FFFFFF"/>
    </style:style>
    <style:style style:name="P120" style:parent-style-name="Normální" style:family="paragraph">
      <style:text-properties style:font-name-complex="Calibri" fo:color="#333333" fo:background-color="#FFFFFF"/>
    </style:style>
    <style:style style:name="P121" style:parent-style-name="Normální" style:family="paragraph">
      <style:text-properties style:font-name-complex="Calibri" fo:font-weight="bold" style:font-weight-asian="bold" style:font-weight-complex="bold" fo:color="#333333" fo:background-color="#FFFFFF"/>
    </style:style>
    <style:style style:name="P122" style:parent-style-name="Normální" style:family="paragraph">
      <style:paragraph-properties fo:margin-bottom="0in" fo:line-height="100%" fo:background-color="#FFFFFF"/>
      <style:text-properties style:font-name-asian="Times New Roman" style:font-name-complex="Calibri"/>
    </style:style>
    <style:style style:name="P123" style:parent-style-name="Normální" style:family="paragraph">
      <style:paragraph-properties fo:margin-bottom="0in" fo:line-height="100%" fo:background-color="#FFFFFF"/>
      <style:text-properties style:font-name-asian="Times New Roman" style:font-name-complex="Calibri"/>
    </style:style>
    <style:style style:name="P124" style:parent-style-name="Normální" style:family="paragraph">
      <style:paragraph-properties fo:margin-bottom="0in" fo:line-height="100%" fo:background-color="#FFFFFF"/>
      <style:text-properties style:font-name-asian="Times New Roman" style:font-name-complex="Calibri"/>
    </style:style>
    <style:style style:name="P125" style:parent-style-name="Normální" style:family="paragraph">
      <style:paragraph-properties fo:margin-bottom="0in" fo:line-height="100%" fo:background-color="#FFFFFF"/>
      <style:text-properties style:font-name-asian="Times New Roman" style:font-name-complex="Calibri"/>
    </style:style>
    <style:style style:name="P126" style:parent-style-name="Normální" style:family="paragraph">
      <style:paragraph-properties fo:margin-bottom="0in" fo:line-height="100%" fo:background-color="#FFFFFF"/>
      <style:text-properties style:font-name-asian="Times New Roman" style:font-name-complex="Calibri"/>
    </style:style>
    <style:style style:name="P127" style:parent-style-name="Normální" style:family="paragraph">
      <style:paragraph-properties fo:margin-bottom="0in" fo:line-height="100%" fo:background-color="#FFFFFF"/>
      <style:text-properties style:font-name-asian="Times New Roman" style:font-name-complex="Calibri"/>
    </style:style>
    <style:style style:name="P128" style:parent-style-name="Normální" style:family="paragraph">
      <style:paragraph-properties fo:margin-bottom="0in" fo:line-height="100%" fo:background-color="#FFFFFF"/>
      <style:text-properties style:font-name-asian="Times New Roman" style:font-name-complex="Calibri"/>
    </style:style>
    <style:style style:name="P129" style:parent-style-name="Normální" style:family="paragraph">
      <style:paragraph-properties fo:margin-bottom="0in" fo:line-height="100%" fo:background-color="#FFFFFF"/>
      <style:text-properties style:font-name-asian="Times New Roman" style:font-name-complex="Calibri"/>
    </style:style>
    <style:style style:name="P130" style:parent-style-name="Normální" style:family="paragraph">
      <style:paragraph-properties fo:margin-bottom="0in" fo:line-height="100%" fo:background-color="#FFFFFF"/>
      <style:text-properties style:font-name-asian="Times New Roman" style:font-name-complex="Calibri"/>
    </style:style>
    <style:style style:name="P131" style:parent-style-name="Normální" style:family="paragraph">
      <style:paragraph-properties fo:margin-bottom="0in" fo:line-height="100%" fo:background-color="#FFFFFF"/>
      <style:text-properties style:font-name-asian="Times New Roman" style:font-name-complex="Calibri"/>
    </style:style>
    <style:style style:name="P132" style:parent-style-name="Normální" style:family="paragraph">
      <style:paragraph-properties fo:margin-bottom="0in" fo:line-height="100%" fo:background-color="#FFFFFF"/>
      <style:text-properties style:font-name-asian="Times New Roman" style:font-name-complex="Calibri"/>
    </style:style>
    <style:style style:name="P133" style:parent-style-name="Normální" style:family="paragraph">
      <style:paragraph-properties fo:margin-bottom="0in" fo:line-height="100%" fo:background-color="#FFFFFF"/>
      <style:text-properties style:font-name-asian="Times New Roman" style:font-name-complex="Calibri"/>
    </style:style>
    <style:style style:name="P134" style:parent-style-name="Normální" style:family="paragraph">
      <style:paragraph-properties fo:margin-bottom="0in" fo:line-height="100%" fo:background-color="#FFFFFF"/>
      <style:text-properties style:font-name-asian="Times New Roman" style:font-name-complex="Calibri"/>
    </style:style>
    <style:style style:name="P135" style:parent-style-name="Normální" style:family="paragraph">
      <style:paragraph-properties fo:margin-bottom="0in" fo:line-height="100%" fo:background-color="#FFFFFF"/>
    </style:style>
    <style:style style:name="T136" style:parent-style-name="Standardnípísmoodstavce" style:family="text">
      <style:text-properties style:font-name-asian="Times New Roman" style:font-name-complex="Calibri"/>
    </style:style>
    <style:style style:name="T137" style:parent-style-name="Standardnípísmoodstavce" style:family="text">
      <style:text-properties style:font-name-asian="Times New Roman" style:font-name-complex="Calibri"/>
    </style:style>
    <style:style style:name="T138" style:parent-style-name="Standardnípísmoodstavce" style:family="text">
      <style:text-properties style:font-name-complex="Calibri"/>
    </style:style>
    <style:style style:name="T139" style:parent-style-name="Standardnípísmoodstavce" style:family="text">
      <style:text-properties style:font-name-complex="Calibri"/>
    </style:style>
    <style:style style:name="P140" style:parent-style-name="Normální" style:family="paragraph">
      <style:paragraph-properties fo:margin-bottom="0in" fo:line-height="100%" fo:background-color="#FFFFFF"/>
      <style:text-properties style:font-name-complex="Calibri"/>
    </style:style>
    <style:style style:name="P141" style:parent-style-name="Normální" style:family="paragraph">
      <style:paragraph-properties fo:margin-bottom="0in" fo:line-height="100%" fo:background-color="#FFFFFF"/>
      <style:text-properties style:font-name-complex="Calibri" fo:font-weight="bold" style:font-weight-asian="bold" style:font-weight-complex="bold"/>
    </style:style>
    <style:style style:name="P142" style:parent-style-name="Normální" style:family="paragraph">
      <style:paragraph-properties fo:margin-bottom="0in" fo:line-height="100%" fo:background-color="#FFFFFF"/>
      <style:text-properties style:font-name-complex="Calibri" fo:font-weight="bold" style:font-weight-asian="bold" style:font-weight-complex="bold"/>
    </style:style>
    <style:style style:name="P143" style:parent-style-name="Normální" style:family="paragraph">
      <style:paragraph-properties fo:margin-bottom="0in" fo:line-height="100%" fo:background-color="#FFFFFF"/>
      <style:text-properties style:font-name-complex="Calibri"/>
    </style:style>
    <style:style style:name="P144" style:parent-style-name="Normální" style:family="paragraph">
      <style:paragraph-properties fo:margin-bottom="0in" fo:line-height="100%" fo:background-color="#FFFFFF"/>
      <style:text-properties style:font-name-complex="Calibri"/>
    </style:style>
    <style:style style:name="P145" style:parent-style-name="Normální" style:family="paragraph">
      <style:paragraph-properties fo:margin-bottom="0in" fo:line-height="100%" fo:background-color="#FFFFFF"/>
      <style:text-properties style:font-name-complex="Calibri"/>
    </style:style>
    <style:style style:name="P146" style:parent-style-name="Normální" style:family="paragraph">
      <style:paragraph-properties fo:margin-bottom="0in" fo:line-height="100%" fo:background-color="#FFFFFF"/>
      <style:text-properties style:font-name-complex="Calibri"/>
    </style:style>
    <style:style style:name="P147" style:parent-style-name="Normální" style:family="paragraph">
      <style:paragraph-properties fo:margin-bottom="0in" fo:line-height="100%" fo:background-color="#FFFFFF"/>
      <style:text-properties style:font-name-complex="Calibri"/>
    </style:style>
    <style:style style:name="P148" style:parent-style-name="Normální" style:family="paragraph">
      <style:paragraph-properties fo:margin-bottom="0in" fo:line-height="100%" fo:background-color="#FFFFFF"/>
      <style:text-properties style:font-name-complex="Calibri"/>
    </style:style>
    <style:style style:name="P149" style:parent-style-name="Normální" style:family="paragraph">
      <style:paragraph-properties fo:margin-bottom="0in" fo:line-height="100%" fo:background-color="#FFFFFF"/>
      <style:text-properties style:font-name-complex="Calibri"/>
    </style:style>
    <style:style style:name="P150" style:parent-style-name="Normální" style:family="paragraph">
      <style:paragraph-properties fo:margin-bottom="0in" fo:line-height="100%" fo:background-color="#FFFFFF"/>
      <style:text-properties style:font-name-complex="Calibri"/>
    </style:style>
    <style:style style:name="P151" style:parent-style-name="Normální" style:family="paragraph">
      <style:paragraph-properties fo:margin-bottom="0in" fo:line-height="100%" fo:background-color="#FFFFFF"/>
      <style:text-properties style:font-name-complex="Calibri"/>
    </style:style>
    <style:style style:name="P152" style:parent-style-name="Normální" style:family="paragraph">
      <style:paragraph-properties fo:margin-bottom="0in" fo:line-height="100%" fo:background-color="#FFFFFF"/>
      <style:text-properties style:font-name-complex="Calibri"/>
    </style:style>
    <style:style style:name="P153" style:parent-style-name="Normální" style:family="paragraph">
      <style:paragraph-properties fo:margin-bottom="0in" fo:line-height="100%" fo:background-color="#FFFFFF"/>
      <style:text-properties style:font-name-complex="Calibri"/>
    </style:style>
    <style:style style:name="P154" style:parent-style-name="Normální" style:family="paragraph">
      <style:paragraph-properties fo:margin-bottom="0in" fo:line-height="100%" fo:background-color="#FFFFFF"/>
      <style:text-properties style:font-name-complex="Calibri"/>
    </style:style>
    <style:style style:name="P155" style:parent-style-name="Normální" style:family="paragraph">
      <style:paragraph-properties fo:margin-bottom="0in" fo:line-height="100%" fo:background-color="#FFFFFF"/>
      <style:text-properties style:font-name-complex="Calibri"/>
    </style:style>
    <style:style style:name="P156" style:parent-style-name="Normální" style:family="paragraph">
      <style:paragraph-properties fo:margin-bottom="0in" fo:line-height="100%" fo:background-color="#FFFFFF"/>
      <style:text-properties style:font-name-complex="Calibri"/>
    </style:style>
    <style:style style:name="P157" style:parent-style-name="Normální" style:family="paragraph">
      <style:paragraph-properties fo:margin-bottom="0in" fo:line-height="100%" fo:background-color="#FFFFFF"/>
      <style:text-properties style:font-name-complex="Calibri"/>
    </style:style>
    <style:style style:name="P158" style:parent-style-name="Normální" style:family="paragraph">
      <style:paragraph-properties fo:margin-bottom="0in" fo:line-height="100%" fo:background-color="#FFFFFF"/>
      <style:text-properties style:font-name-asian="Times New Roman" style:font-name-complex="Calibri"/>
    </style:style>
    <style:style style:name="P159" style:parent-style-name="Normální" style:family="paragraph">
      <style:text-properties style:font-name-complex="Calibri" fo:color="#333333" fo:background-color="#FFFFFF"/>
    </style:style>
    <style:style style:name="P160" style:parent-style-name="Normální" style:family="paragraph">
      <style:text-properties style:font-name-complex="Calibri" fo:color="#333333" fo:background-color="#FFFFFF"/>
    </style:style>
    <style:style style:name="P161" style:parent-style-name="Normální" style:family="paragraph">
      <style:text-properties style:font-name-complex="Calibri" fo:color="#333333" fo:background-color="#FFFFFF"/>
    </style:style>
    <style:style style:name="P162" style:parent-style-name="Normální" style:family="paragraph">
      <style:text-properties style:font-name-complex="Calibri" fo:color="#333333" fo:background-color="#FFFFFF"/>
    </style:style>
    <style:style style:name="P163" style:parent-style-name="Normální" style:family="paragraph">
      <style:text-properties style:font-name-complex="Calibri" fo:color="#333333" fo:background-color="#FFFFFF"/>
    </style:style>
    <style:style style:name="P164" style:parent-style-name="Normální" style:family="paragraph">
      <style:text-properties style:font-name-complex="Calibri" fo:color="#333333" fo:background-color="#FFFFFF"/>
    </style:style>
    <style:style style:name="P165" style:parent-style-name="Normální" style:family="paragraph">
      <style:text-properties style:font-name-complex="Calibri" fo:color="#333333" fo:background-color="#FFFFFF"/>
    </style:style>
    <style:style style:name="P166" style:parent-style-name="Normální" style:family="paragraph">
      <style:text-properties style:font-name-complex="Calibri" fo:color="#333333" fo:background-color="#FFFFFF"/>
    </style:style>
    <style:style style:name="P167" style:parent-style-name="Normální" style:family="paragraph">
      <style:text-properties style:font-name-complex="Calibri" fo:language="cs" fo:country="CZ"/>
    </style:style>
  </office:automatic-styles>
  <office:body>
    <office:text text:use-soft-page-breaks="true">
      <text:p text:style-name="P1">Responsive website</text:p>
      <text:p text:style-name="P2"/>
      <text:p text:style-name="P3">This assignment was quite broad beacuse<text:s/>I<text:s/>had to use everything we had learnt in Basic Web theme so far.<text:s/>I<text:s/>first built the<text:s/>mobile<text:s/>version of<text:s/>my<text:s/>website which was about art style that was given to<text:s/>me.<text:s/>I<text:s/>had to do research on that style and write articles. After creating the<text:s/>mobile<text:s/>version<text:s/>I<text:s/>already had a moodboard, colour scheme and<text:s/>I<text:s/>learnt about typography and typefaces,<text:s/>copy and microcopy,<text:s/>Gestalt principles<text:s/>and Fibonacci spiral.<text:s/>I<text:s/>also created our logo and icons<text:s/>in Illustrator<text:s/>by sketching them and then<text:s/>and got<text:s/>my<text:s/>hands on Adobe XD to create prototype for the<text:s/>desktop<text:s/>version.</text:p>
      <text:p text:style-name="P4"/>
      <text:p text:style-name="P5">We<text:s/>learnt about different layout patterns such as Mostly fluid, Column drop, Tiny tweaks, Layout shifter and Off canvas. In this assignment I decided to use Column drop because my desktop version contained only 2 columns and it seemed the most logical for me to just shift things from the 2nd column under things in the 1st column.<text:s/></text:p>
      <text:p text:style-name="P6"/>
      <text:p text:style-name="P7">I used gestalt principles such as proximity and common region because I wanted it to be really easy for the user to use the website.</text:p>
      <text:p text:style-name="P8"/>
      <text:p text:style-name="P9">There was a requirment to use media queries where my breakpoints were<text:s/>min<text:s/>900px for desktop<text:s/>view and max 600px for my smaller screen after doing research on different sizes of devices. These sizes seemed the most used.</text:p>
      <text:p text:style-name="P10"/>
      <text:p text:style-name="P11">I<text:s/>had to do some sketches of <text:s/>wire frames which I did for the mobile view as well as the desktop view.</text:p>
      <text:p text:style-name="P12"/>
      <text:p text:style-name="P13">We<text:s/>learnt about Usability testing and specifically trunk test which we tried ourselves and it helped me realize and see some imperfections of my website which I was not able to see.</text:p>
      <text:p text:style-name="P14"/>
      <text:p text:style-name="P15">Data collection</text:p>
      <text:p text:style-name="P16">This assignment consisted of 4<text:s/>methods of research<text:s/>– Desk research, Observation, Interview and Survey on chosen topic. For Desk research I chose Cyberbullying because it is current and I was really interested in learning about that. For Observation I chose Kitchen culture to see how people act and behave in a que in a supermarket. For interview I chose Hobby or an interest and I questioned on of my friends which I hadnt known for a long time back then and it was really interesting learning new stuff abot her and lastly for<text:s/>the Survey I investigated if international people are feeling exluded when they are around Danes.<text:s/></text:p>
      <text:p text:style-name="Normální"><text:span text:style-name="T17">I</text:span><text:span text:style-name="T18"><text:s/>already did desk research in<text:s/></text:span><text:a xlink:href="https://kea-fronter.itslearning.com/LearningToolElement/ViewLearningToolElement.aspx?LearningToolElementId=326469" office:target-frame-name="_top" xlink:show="replace"><text:span text:style-name="T19">02.04.01 Responsive website</text:span></text:a><text:span text:style-name="T20"><text:s/>where we researched the given style so I just searched the internet about cyberbullying and saved everything interesting I found<text:s/></text:span><text:span text:style-name="T21">even</text:span><text:span text:style-name="T22"><text:s/>though I never used some of it.<text:s/></text:span></text:p>
      <text:p text:style-name="P23"/>
      <text:soft-page-break/>
      <text:p text:style-name="P24">Observation was something new<text:s/>I<text:s/>learnt by immidetally trying it ourselves which was really useful and necessary. I stood 30 minutes in a supermarket in a rush hour and observed people standing by the register.<text:s/>I took notes and pictures.<text:s/></text:p>
      <text:p text:style-name="P25">In this assignment<text:s/>we<text:s/>were<text:s/>also introduced to Interview and were said there are different types of interviews such as formal, informal, structured, semi-structured and unstructured. I went for informal because I already knew that person and semi-structured because I wanted to ask question also based on answers of the interviewee.<text:s/>I<text:s/>was<text:s/>said some helpful tips for example to show interest, make the interviewee comfortable, to maintain eye-contact<text:s/>and to record the whole interview so we can go back and listen to it again and also so we pay attention during the interview and are not making notes which I did and found it really helpful.<text:s/></text:p>
      <text:p text:style-name="P26"/>
      <text:p text:style-name="P27">Survey was also new to me and I learnt that it is structured and formal, it can be really helpful to create questions based on what answers I want to get and that we must start with easier questions and then follow with the harder ones. To create<text:s/>our<text:s/>survey<text:s/>we<text:s/>used Google forms which also have a graphical presentation.</text:p>
      <text:p text:style-name="P28"/>
      <text:p text:style-name="P29">After that<text:s/>I<text:s/>had to write a page about every<text:s/>method and then take only the most important parts and make a small presentation with only 1 slide per 1 method.</text:p>
      <text:p text:style-name="P30"/>
      <text:p text:style-name="P31">Prototype</text:p>
      <text:p text:style-name="P32"/>
      <text:p text:style-name="Normální"><text:span text:style-name="T33">This assignment was about creating a prototype of a website for international students in Copenhagen to find a housing, job and friends which we were already familiar with from<text:s/></text:span><text:a xlink:href="https://kea-fronter.itslearning.com/LearningToolElement/ViewLearningToolElement.aspx?LearningToolElementId=326469" office:target-frame-name="_top" xlink:show="replace"><text:span text:style-name="T34">02.04.01 Responsive website</text:span></text:a><text:span text:style-name="T35">. The only difference was that this project was in pairs</text:span><text:span text:style-name="T36">. We had to distribute the work between us and my main focus were job and social pages.</text:span><text:span text:style-name="T37"><text:s/>We also got to choose what part we wanted to focus on.</text:span><text:span text:style-name="T38"><text:s/></text:span></text:p>
      <text:p text:style-name="Normální"><text:span text:style-name="T39">We started by researching<text:s/></text:span><text:span text:style-name="T40">conventions regarding design, content and functionality</text:span><text:span text:style-name="T41"><text:s/>on different sites about searching for job, accommodation and about social life such as dating apps.</text:span><text:span text:style-name="T42"><text:s/>In Basic Web we learnt about color theory, color symbolism and contrast and that’s why we used yellow because it is a happy color and it creates a good contrast with our main color grey which means reliability.</text:span></text:p>
      <text:p text:style-name="P43">What was also new to us was going from low-fidelity using UI kits to high-fidelity by modifying them based on our style tile.<text:s/></text:p>
      <text:p text:style-name="P44">Based<text:s/>our research we decide for example to place menu on the upper left side, log in button on the upper right side<text:s/>and side bar on an accommodation on the left side because of past experience of users.</text:p>
      <text:p text:style-name="P45"/>
      <text:p text:style-name="Normální"><text:span text:style-name="T46">We were introduced to<text:s/></text:span><text:span text:style-name="T47">to UX-testing such as trunk test which we already did in<text:s/></text:span><text:a xlink:href="https://kea-fronter.itslearning.com/LearningToolElement/ViewLearningToolElement.aspx?LearningToolElementId=326469" office:target-frame-name="_top" xlink:show="replace"><text:span text:style-name="T48">02.04.01 Responsive website</text:span></text:a><text:span text:style-name="T49">, 5 second test, User interview and Thinking Aloud Test. We did the Thinking Aloud Test as well as the 5 seconds test because we wanted to be sure everything is clear to the user. 4 people tried our Thinking aloud test and we got some interesting responses and tips to the future for<text:s/></text:span><text:soft-page-break/><text:span text:style-name="T50">example to make some of the<text:s/></text:span><text:span text:style-name="T51">links or buttons</text:span><text:span text:style-name="T52"><text:s/>because<text:s/></text:span><text:span text:style-name="T53">the contrast was odd which made us focus more on the contrast</text:span><text:span text:style-name="T54"><text:s/>but we were surprised that most of the people we asked didn’t have problems completing the task quickly.<text:s/></text:span></text:p>
      <text:p text:style-name="P55">I also learnt how to make web-forms<text:s/></text:p>
      <text:p text:style-name="P56"/>
      <text:p text:style-name="P57">Java script controlled animation</text:p>
      <text:p text:style-name="P58">This assignment was about creating<text:s/>10 animations for our character which could be turned on and off which had to be controlled by Java script.<text:s/></text:p>
      <text:p text:style-name="P59">This was hard at the beginning because I had to learn new coding language which was Java Script. CSS animations were also new for me.<text:s/></text:p>
      <text:p text:style-name="P60">We learnt about CSS transitions, transforms such as skew, scaling and scaling. I used all of this in my animation. I learnt how to use keyframes to make it all work.<text:s/></text:p>
      <text:p text:style-name="P61">I used some of my<text:s/>CSS<text:s/>knowledge<text:s/>from previous assignment such as change color of a button after being clicked to show which one is active.</text:p>
      <text:p text:style-name="P62">Then SVG animation was showed to us. We learnt how to make an outline of a city for example or how to make a text write itself or an object to draw itself. I decided to make a border drawing itself around my header. I was thinking about the text writing itself because I found specifically this one really cool but I also wanted it to be a certain font so I decided for the border.</text:p>
      <text:p text:style-name="P63">Another new for me was a sound in HTML and later controlled by JS which as it turned out was really easy to do.</text:p>
      <text:p text:style-name="P64"/>
      <text:p text:style-name="P65">Pool</text:p>
      <text:p text:style-name="P66">This assignment was in pairs again and this time we had to create a Java Script controlled project that we had to submit on the same day which meant we had to work quickly. This time we were not distributing the work but we worked together on the code which seemed to work better for us because JS was still new to us so we put together our knowledge.</text:p>
      <text:p text:style-name="P67">We chose to work on Drum Machine where we created buttons with the key you are supposed to press to play a certain sound, so it is obvious for the user which key is for which sound. The current button scales up and you can see a glowing blue border so the users know which sound they are playing. It is also possible to play the sound twice in a row.</text:p>
      <text:p text:style-name="P68">We added the function for playing the sound twice because it only seemed logic when in real life you can play the sound as many times in row as you want. It was a bit difficult at the beginning but we managed to figure it out.</text:p>
      <text:p text:style-name="P69">Again, we used some of our previous knowledge for border color<text:s/>or scaling up a button, playing a sound. We learnt new codes for JS as well as improving the ones we already knew.</text:p>
      <text:p text:style-name="P70"/>
      <text:p text:style-name="P71"/>
      <text:p text:style-name="P72"/>
      <text:soft-page-break/>
      <text:p text:style-name="P73">Customer Pitch</text:p>
      <text:p text:style-name="P74"/>
      <text:p text:style-name="P75">The goal of our customer pitch was to attract our customer which was Foodsharing Copenhagen<text:s/>and present our idea in easy and interesting way.</text:p>
      <text:p text:style-name="P76"/>
      <text:p text:style-name="P77">According to Simon Sinek it is important to start with why then how and lastly what because people are interested in the company beliefs. And that is how we started as well, to catch the attention of the customer and to make him understand why we created our campaign and video in particular.</text:p>
      <text:p text:style-name="P78">We started by creating a Golden circle with Why(motivation), How (process) and What (product). We had a really short time to create it which helped us concentrate on only important things and to try getting deeper to really find the Why.<text:s/></text:p>
      <text:p text:style-name="P79">Then we presented it to 2 different persons who gave us some interesting feedback which helped us later when creating the pitch itself because they said what was relevant to them and what was not. After that we adjusted our golden circle to its final stage where our Why was even deeper and raw because we were told by one of the persons<text:s/>that we were still not quite there.</text:p>
      <text:p text:style-name="P80">After adjusting the golden circle we had 30 minutes to create the pitch on spot and the pitch was supposed to last 7 minutes. I believe that the time pressure really helped us to focus and got us going. It was quite tough at the beginning but after one of us started the next one continued and after while the ideas were just flowing. After being done each of us took a piece of the pitch to present it the same day in front of the class. That was helpful as well because our classmates were giving us feedback on what they just heard, what was good and what should be improved. We continued working on our pitch after the presentation based on our classmates´ feedback. We created a short presentation about 3-4 slides just so the customer had something visual while listening to us and we put there some of the most important bullet points of our pitch.</text:p>
      <text:p text:style-name="P81">I learnt how to present just a little bit better and how to create short precise and interesting pitch for customers.</text:p>
      <text:p text:style-name="P82"/>
      <text:p text:style-name="P83">Storyboard</text:p>
      <text:p text:style-name="P84">Creating the storyboard definitely helped us with developing the idea and making it good enough to shoot. We decided on shots, order of the shots as well as the dialogue which made it easier for us in the future to shoot it. As we discussed it with teachers, we changed our final story from the first idea completely. Creating storyboard made us realize that some of our ideas were irrelevant to our story and that they didn’t really fit into the context and it was still easy to change instead of having to reshoot all of it.<text:s/></text:p>
      <text:p text:style-name="P85">Thanks to storyboard I learnt to start with something catchy to attract viewers and decide which ideas on shot include in order for the viewer to not get board.</text:p>
      <text:p text:style-name="P86"/>
      <text:p text:style-name="P87"/>
      <text:p text:style-name="P88"/>
      <text:soft-page-break/>
      <text:p text:style-name="P89">Design Sprint</text:p>
      <text:p text:style-name="P90">Group project<text:s/></text:p>
      <text:p text:style-name="P91">Our goal was to create an app for KEA students where all of the events organized by KEA were posted<text:s/>which will result in higher attendance and maybe even more organization teams. My part was plant and later asset collector so I did a lot of desk research about different events at KEA, the organizers and I collected pictures as well as lot of sketching because I was the one that should come up with a logo and icons.</text:p>
      <text:p text:style-name="P92">This assignment was only for a week which seemed like a little time to create a prototype of an app. Plus the task were divided into days. On Monday we did a Map where we specified our long-term goal then sprint question where we asked ourselves where we might fail and finally How might we notes where we first thought about how it could work and look like.</text:p>
      <text:p text:style-name="P93">Tuesday was all about sketching. Firstly we did the four-step sketch were we wrote down some of our ideas how we wanted the app to work and look like individually and then we circled the 2 most promising ones. Then we did the crazy 8´s which was a really quick exercise of sketching 1 idea per 1 minute. This was time to go crazy and think outside of the box and try something new. We then pinned our sketches to wall and started sharing our ideas. Every person had 3 minutes to present it. Then each of us voted for 3 ideas that we liked the most. After that we anonymously created 3 panel storyboard with the ideas we voted for but this time with words as well.</text:p>
      <text:p text:style-name="P94">On Wednesday we decided which ideas we will use and which we will leave for later. We followed 5 steps – Art museum, Heat map, Speed critique, Straw poll and Supervote. After that we were left with an idea<text:s/>and created a storyboard<text:s/>and we started prototyping our app in Adobe XD.</text:p>
      <text:p text:style-name="Normální"><text:span text:style-name="T95">Thursday</text:span><text:span text:style-name="T96"><text:s/></text:span><text:span text:style-name="T97">was a testing day where we were asking experts. In our case it was an organizer so we questioned the Tech Lounge and the a 3</text:span><text:span text:style-name="T98">rd</text:span><text:span text:style-name="T99"><text:s/>semester student. <text:s/>We had to came up with a questions and we based them on our long-term goal and our HMW. Then we interviewed 3 people and showed hem our prototype, giving them tasks while watching what they were doing. Rest of the team was taking notes on post-its which we later stuck on a wall organized in groups. We later did some changes to our prototype such as changed colors or a sign up page and we added some of the things to our future improvements .</text:span></text:p>
      <text:p text:style-name="P100">We pitched our app on Friday in front of our classmates and also got some feedback from them.</text:p>
      <text:p text:style-name="P101">I learnt the importance of storyboard because when we started prototyping it was really quick because we knew exactly what we wanted to do. I later used storyboard in Copenhagen Foodsharing<text:s/>as well as in Onboarding</text:p>
      <text:p text:style-name="P102">I realized that pitching is going to play a big part in our studies because we used it in Foodsharing as well so I learn how to say only the important things because there is not enough time to present your product in detail.</text:p>
      <text:p text:style-name="P103"/>
      <text:p text:style-name="P104"/>
      <text:p text:style-name="P105"/>
      <text:p text:style-name="P106"/>
      <text:p text:style-name="P107"/>
      <text:p text:style-name="P108"/>
      <text:p text:style-name="P109">Sprite animation on background</text:p>
      <text:p text:style-name="P110"/>
      <text:p text:style-name="P111">In this assignment the goal was to create a character in illustrator and animate it with CSS. Firstly we got to choose our inspiration do a desk research and create a moodboard.<text:s/></text:p>
      <text:p text:style-name="P112">Then we learnt how to sketch by doing different exercises and then started sketching our character. My character is inspired by a Kawaii style.<text:s/></text:p>
      <text:p text:style-name="P113">After being done with sketches we learnt how to create the character in illustrator by using shapes. When working in illustrator I combined working with shapes and creating my own shapes because for example creating the cactus´ pricks with existing shapes was not an option for me.<text:s/></text:p>
      <text:p text:style-name="P114">Creating a sprite animation after being done with character was a fun experience. I got to choose what I wanted my character to do. I chose waving because walking is not possible when my cactus doesn’t have legs and he only has one arm so waving it is.<text:s/></text:p>
      <text:p text:style-name="P115">I used a method of stacking a couple copies of my character on top of each other and modeling his hand to look like he is waving which created the sprite animation.</text:p>
      <text:p text:style-name="P116">Then we sketched our background and again created it in Illustrator. I used my knowledge of colors and contrast to make my character stand out.</text:p>
      <text:p text:style-name="P117">I then put my sprite animation into HTML and created an animation with CSS.</text:p>
      <text:p text:style-name="P118">I learnt how important it is sometimes to create a moodboard to collect inspiration for your project.</text:p>
      <text:p text:style-name="P119">I gained new skills in CSS, advanced code for animation and improved my Illustrator skills.</text:p>
      <text:p text:style-name="P120"/>
      <text:p text:style-name="P121">Onboarding</text:p>
      <text:p text:style-name="P122">The<text:s/>goal<text:s/>of this<text:s/>group<text:s/>project<text:s/>was<text:s/>to help new international<text:s/>students in<text:s/>Denmark to feel more integrated in the Danish society<text:s/>by creating an Onboarding with game elements where the user could learn about Danish culture and Danes to become part of their community.</text:p>
      <text:p text:style-name="P123"/>
      <text:p text:style-name="P124">My main role was a coordinator and a Illustration creator which I did by using shapes and image tracing in Illustrator to create<text:s/>some of the backgrounds you can see in our onboarding.</text:p>
      <text:p text:style-name="P125"/>
      <text:p text:style-name="P126">I also created the Persona collage where I used some of my Photoshop skills such as shadows, borders, opacity and blur.<text:s/>After that we created a Storyboard together.</text:p>
      <text:p text:style-name="P127"/>
      <text:p text:style-name="P128">At the beginning we distributed the work between us to creating the content, coding and Illustrator. After we were done with content and Illustrator<text:s/>all of us helped doing some coding, my main role here was creating the sprite animations and GIFs which was new thing I learnt.</text:p>
      <text:p text:style-name="P129"/>
      <text:p text:style-name="P130">We learnt about some of the game elements such as lives, points, progress bar to indicate levels, stars, time or batches. We decided to go with a progress bar, quizzes and price after taking the quiz.<text:s/></text:p>
      <text:p text:style-name="P131"/>
      <text:p text:style-name="P132">We decided to make it from the users point of view, so he is going through all of the situations with our other and only physical character, his guide, Jonas. He is introducing the Danish culture and habits.</text:p>
      <text:soft-page-break/>
      <text:p text:style-name="P133">We used a lot of our skills and knowledge from previous projects such as style tile, moodboard, HTML, CSS and JS coding, Illustrator, Sprite animation,<text:s/>Storyboard,<text:s/>Photoshop and so on. I found it really useful that we had to combine all of the things we had already learnt.</text:p>
      <text:p text:style-name="P134"/>
      <text:p text:style-name="P135"><text:span text:style-name="T136">New things I learnt</text:span><text:span text:style-name="T137"><text:s/>were GIFs in Photoshop, Image tracing in Photoshop and new codes in JS,<text:s/></text:span><text:span text:style-name="T138">more advanced code for creating interactive elements.</text:span><text:span text:style-name="T139"><text:s/>And also improved my copy and microcopy skills.</text:span></text:p>
      <text:p text:style-name="P140"/>
      <text:p text:style-name="P141">Foodsharing Copenhagen</text:p>
      <text:p text:style-name="P142"/>
      <text:p text:style-name="P143">Our goal was to create a campaign website that could be useful for Foodsharing and would help them with food wasting problem. My main role was a coordinator and later on I edited the video in Premiere Pro.</text:p>
      <text:p text:style-name="P144"/>
      <text:p text:style-name="P145">Firstly we decided to go with the food wasting problem and our target audience were mostly house holds as there is it the worst as we discovered after doing our desk research. <text:s/>We then created our title, theme, logline and treatment. After that we focused on story board and location scouting which after we created the storyboard wasn’t hard at all because we only needed 2 places – bathroom and kitchen.</text:p>
      <text:p text:style-name="P146"/>
      <text:p text:style-name="P147">We shot the video from the viewers point of view so he feels like he is part of the story and he is also the antagonist. Because of that we decide to use GoPro to shoot it.<text:s/></text:p>
      <text:p text:style-name="P148"/>
      <text:p text:style-name="P149">After that I started editing the video, tried to reduce the background noise in Adobe Audition and color grade it.<text:s/>I added subtitles to the video because people don’t always watch videos with sound. I wanted the user to still know what his happening even without having to listen to it.<text:s/></text:p>
      <text:p text:style-name="P150"/>
      <text:p text:style-name="P151">Then we focused on creating the website. We first started with prototype in Adobe XD which we previously used in Prototype and Design Sprint. As there were really no strict rules we could use everything we had learnt so far. We created a CSS animation which is a circle of outline of Copenhagen that is spinning to catch the attention of the user. We made some icons in Illutrator, desk researched tips on reducing food waste and put it all together using HTML and CSS.<text:s/></text:p>
      <text:p text:style-name="P152"/>
      <text:p text:style-name="P153">For social media we shot a short clip which is actually a boomerang which draws a lot of attention. It is supposed to say that even the food you are about to throw out can still be good enough to use and still can be saved.</text:p>
      <text:p text:style-name="P154"/>
      <text:p text:style-name="P155">I learnt how to edit sound in Adobe Audition which was really useful in this project as we didn’t use microphones during shooting. Learnt how to correct colors in Premiere pro and improved my editing skills as I had already worked in Premiere pro before. And I learnt how to work with a real customer which was really exciting.</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i.vyski@gmail.com</meta:initial-creator>
    <dc:creator>niki.vyski@gmail.com</dc:creator>
    <meta:creation-date>2020-01-04T17:10:00Z</meta:creation-date>
    <dc:date>2020-01-05T22:45:00Z</dc:date>
    <meta:template xlink:href="Normal" xlink:type="simple"/>
    <meta:editing-cycles>1</meta:editing-cycles>
    <meta:editing-duration>PT106380S</meta:editing-duration>
    <meta:document-statistic meta:page-count="8" meta:paragraph-count="38" meta:word-count="2874" meta:character-count="19218" meta:row-count="136" meta:non-whitespace-character-count="16382"/>
  </office:meta>
</office:document-meta>
</file>